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aliza los cambios necesarios en el ejercicio anterior para que la última acción de generar un nuevo vector a partir de los valores de otro, dejando fuera el primer y último, pase a ser <text:s/>un método del objeto Arra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0:43:44.613477916</meta:creation-date>
    <dc:date>2023-11-09T16:28:25.660358839</dc:date>
    <meta:editing-duration>PT1M26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1" meta:word-count="39" meta:character-count="215" meta:non-whitespace-character-count="176"/>
  </office:meta>
</office:document-meta>
</file>